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817c" officeooo:paragraph-rsid="001b817c" style:font-weight-asian="bold" style:font-weight-complex="bold"/>
    </style:style>
    <style:style style:name="P2" style:family="paragraph" style:parent-style-name="Standard">
      <style:paragraph-properties fo:text-align="center" style:justify-single-word="false"/>
      <style:text-properties fo:font-weight="bold" officeooo:rsid="001cfcb2" officeooo:paragraph-rsid="001cfcb2" style:font-weight-asian="bold" style:font-weight-complex="bold"/>
    </style:style>
    <style:style style:name="P3" style:family="paragraph" style:parent-style-name="Standard">
      <style:paragraph-properties fo:text-align="center" style:justify-single-word="false"/>
      <style:text-properties fo:font-weight="bold" officeooo:rsid="00200f92" officeooo:paragraph-rsid="00200f92" style:font-weight-asian="bold" style:font-weight-complex="bold"/>
    </style:style>
    <style:style style:name="P4" style:family="paragraph" style:parent-style-name="Standard">
      <style:paragraph-properties fo:text-align="center" style:justify-single-word="false"/>
      <style:text-properties fo:font-weight="normal" officeooo:rsid="001b817c" officeooo:paragraph-rsid="001b817c" style:font-weight-asian="normal" style:font-weight-complex="normal"/>
    </style:style>
    <style:style style:name="P5" style:family="paragraph" style:parent-style-name="Standard">
      <style:paragraph-properties fo:text-align="center" style:justify-single-word="false"/>
      <style:text-properties fo:font-weight="normal" officeooo:rsid="001cfcb2" officeooo:paragraph-rsid="001cfcb2" style:font-weight-asian="normal" style:font-weight-complex="normal"/>
    </style:style>
    <style:style style:name="P6" style:family="paragraph" style:parent-style-name="Standard">
      <style:paragraph-properties fo:text-align="center" style:justify-single-word="false"/>
      <style:text-properties fo:font-weight="normal" officeooo:rsid="002c78bf" officeooo:paragraph-rsid="002c78bf" style:font-weight-asian="normal" style:font-weight-complex="normal"/>
    </style:style>
    <style:style style:name="P7" style:family="paragraph" style:parent-style-name="Standard">
      <style:paragraph-properties fo:text-align="center" style:justify-single-word="false"/>
      <style:text-properties fo:font-style="italic" fo:font-weight="normal" officeooo:rsid="001b817c" officeooo:paragraph-rsid="001b817c"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fo:font-weight="normal" officeooo:rsid="001cfcb2" officeooo:paragraph-rsid="001cfcb2"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tyle="italic" fo:font-weight="normal" officeooo:rsid="001ed5cd" officeooo:paragraph-rsid="001ed5cd"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fo:font-weight="normal" officeooo:rsid="001ed5cd" officeooo:paragraph-rsid="0024a60c"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fo:font-weight="normal" officeooo:rsid="00200f92" officeooo:paragraph-rsid="00200f92" style:font-style-asian="italic" style:font-weight-asian="normal" style:font-style-complex="italic" style:font-weight-complex="normal"/>
    </style:style>
    <style:style style:name="P12" style:family="paragraph" style:parent-style-name="Standard">
      <style:paragraph-properties fo:text-align="center" style:justify-single-word="false" style:writing-mode="lr-tb"/>
      <style:text-properties fo:font-style="italic" fo:font-weight="normal" officeooo:rsid="00200f92" officeooo:paragraph-rsid="00200f92" style:font-style-asian="italic" style:font-weight-asian="normal" style:font-style-complex="italic" style:font-weight-complex="normal"/>
    </style:style>
    <style:style style:name="P13" style:family="paragraph" style:parent-style-name="Standard">
      <style:paragraph-properties fo:text-align="center" style:justify-single-word="false" style:writing-mode="lr-tb"/>
      <style:text-properties fo:font-style="italic" fo:font-weight="normal" officeooo:rsid="0024a60c" officeooo:paragraph-rsid="0024a60c" style:font-style-asian="italic" style:font-weight-asian="normal" style:font-style-complex="italic" style:font-weight-complex="normal"/>
    </style:style>
    <style:style style:name="P14" style:family="paragraph" style:parent-style-name="Standard">
      <style:paragraph-properties fo:text-align="center" style:justify-single-word="false" style:writing-mode="lr-tb"/>
      <style:text-properties fo:font-style="italic" fo:font-weight="normal" officeooo:rsid="002626c5" officeooo:paragraph-rsid="002626c5" style:font-style-asian="italic" style:font-weight-asian="normal" style:font-style-complex="italic" style:font-weight-complex="normal"/>
    </style:style>
    <style:style style:name="P15" style:family="paragraph" style:parent-style-name="Standard">
      <style:paragraph-properties fo:text-align="center" style:justify-single-word="false" style:writing-mode="lr-tb"/>
      <style:text-properties fo:font-style="italic" fo:font-weight="normal" officeooo:rsid="0027e94b" officeooo:paragraph-rsid="0027e94b" style:font-style-asian="italic" style:font-weight-asian="normal" style:font-style-complex="italic" style:font-weight-complex="normal"/>
    </style:style>
    <style:style style:name="P16" style:family="paragraph" style:parent-style-name="Standard">
      <style:paragraph-properties fo:text-align="center" style:justify-single-word="false" style:writing-mode="lr-tb"/>
      <style:text-properties fo:font-style="italic" fo:font-weight="normal" officeooo:rsid="00287c49" officeooo:paragraph-rsid="00287c49" style:font-style-asian="italic" style:font-weight-asian="normal" style:font-style-complex="italic" style:font-weight-complex="normal"/>
    </style:style>
    <style:style style:name="P17" style:family="paragraph" style:parent-style-name="Standard">
      <style:paragraph-properties fo:text-align="center" style:justify-single-word="false" style:writing-mode="lr-tb"/>
      <style:text-properties officeooo:paragraph-rsid="0035dfd6"/>
    </style:style>
    <style:style style:name="P18" style:family="paragraph" style:parent-style-name="Standard">
      <style:paragraph-properties fo:text-align="center" style:justify-single-word="false"/>
      <style:text-properties fo:font-style="normal" fo:font-weight="normal" officeooo:rsid="001cfcb2" officeooo:paragraph-rsid="001cfcb2"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fo:font-weight="normal" officeooo:rsid="00200f92" officeooo:paragraph-rsid="00200f92" style:font-style-asian="normal" style:font-weight-asian="normal" style:font-style-complex="normal" style:font-weight-complex="normal"/>
    </style:style>
    <style:style style:name="P20" style:family="paragraph" style:parent-style-name="Standard">
      <style:paragraph-properties fo:text-align="center" style:justify-single-word="false" style:writing-mode="lr-tb"/>
      <style:text-properties fo:font-style="normal" fo:font-weight="normal" officeooo:rsid="00200f92" officeooo:paragraph-rsid="00200f92" style:font-style-asian="normal" style:font-weight-asian="normal" style:font-style-complex="normal" style:font-weight-complex="normal"/>
    </style:style>
    <style:style style:name="P21" style:family="paragraph" style:parent-style-name="Standard">
      <style:paragraph-properties fo:text-align="center" style:justify-single-word="false" style:writing-mode="lr-tb"/>
      <style:text-properties fo:font-style="normal" fo:font-weight="normal" officeooo:rsid="0024a60c" officeooo:paragraph-rsid="0024a60c" style:font-style-asian="normal" style:font-weight-asian="normal" style:font-style-complex="normal" style:font-weight-complex="normal"/>
    </style:style>
    <style:style style:name="P22" style:family="paragraph" style:parent-style-name="Standard">
      <style:paragraph-properties fo:text-align="center" style:justify-single-word="false" style:writing-mode="lr-tb"/>
      <style:text-properties fo:font-style="normal" fo:font-weight="normal" officeooo:rsid="002626c5" officeooo:paragraph-rsid="0027e94b" style:font-style-asian="normal" style:font-weight-asian="normal" style:font-style-complex="normal" style:font-weight-complex="normal"/>
    </style:style>
    <style:style style:name="P23" style:family="paragraph" style:parent-style-name="Standard">
      <style:paragraph-properties fo:text-align="center" style:justify-single-word="false" style:writing-mode="lr-tb"/>
      <style:text-properties fo:font-style="normal" fo:font-weight="normal" officeooo:rsid="0027e94b" officeooo:paragraph-rsid="0027e94b" style:font-style-asian="normal" style:font-weight-asian="normal" style:font-style-complex="normal" style:font-weight-complex="normal"/>
    </style:style>
    <style:style style:name="P24" style:family="paragraph" style:parent-style-name="Standard">
      <style:paragraph-properties fo:text-align="center" style:justify-single-word="false" style:writing-mode="lr-tb"/>
      <style:text-properties fo:font-style="normal" fo:font-weight="bold" officeooo:rsid="0024a60c" officeooo:paragraph-rsid="0024a60c" style:font-style-asian="normal" style:font-weight-asian="bold" style:font-style-complex="normal" style:font-weight-complex="bold"/>
    </style:style>
    <style:style style:name="P25" style:family="paragraph" style:parent-style-name="Standard">
      <style:paragraph-properties fo:text-align="center" style:justify-single-word="false" style:writing-mode="lr-tb"/>
      <style:text-properties fo:font-style="normal" fo:font-weight="bold" officeooo:rsid="002626c5" officeooo:paragraph-rsid="002626c5" style:font-style-asian="normal" style:font-weight-asian="bold" style:font-style-complex="normal" style:font-weight-complex="bold"/>
    </style:style>
    <style:style style:name="P26" style:family="paragraph" style:parent-style-name="Standard">
      <style:paragraph-properties fo:text-align="center" style:justify-single-word="false" style:writing-mode="lr-tb"/>
      <style:text-properties fo:font-style="normal" fo:font-weight="bold" officeooo:rsid="0027e94b" officeooo:paragraph-rsid="0027e94b" style:font-style-asian="normal" style:font-weight-asian="bold" style:font-style-complex="normal" style:font-weight-complex="bold"/>
    </style:style>
    <style:style style:name="T1" style:family="text">
      <style:text-properties fo:font-variant="normal" fo:text-transform="none" fo:color="#212529" loext:opacity="100%" style:font-name="Montserrat" fo:font-size="12pt" fo:letter-spacing="normal" fo:font-style="normal" fo:font-weight="normal"/>
    </style:style>
    <style:style style:name="T2" style:family="text">
      <style:text-properties fo:font-style="normal" fo:font-weight="normal" officeooo:rsid="002626c5" style:font-style-asian="normal" style:font-weight-asian="normal" style:font-style-complex="normal" style:font-weight-complex="normal"/>
    </style:style>
    <style:style style:name="T3" style:family="text">
      <style:text-properties fo:font-style="normal" fo:font-weight="normal" officeooo:rsid="002b9d2f" style:font-style-asian="normal" style:font-weight-asian="normal" style:font-style-complex="normal" style:font-weight-complex="normal"/>
    </style:style>
    <style:style style:name="T4" style:family="text">
      <style:text-properties fo:font-style="normal" fo:font-weight="normal" officeooo:rsid="0027e94b" style:font-style-asian="normal" style:font-weight-asian="normal" style:font-style-complex="normal" style:font-weight-complex="normal"/>
    </style:style>
    <style:style style:name="T5" style:family="text">
      <style:text-properties fo:font-style="normal" fo:font-weight="normal" officeooo:rsid="0044b395" style:font-style-asian="normal" style:font-weight-asian="normal" style:font-style-complex="normal" style:font-weight-complex="normal"/>
    </style:style>
    <style:style style:name="T6" style:family="text">
      <style:text-properties fo:font-style="normal" fo:font-weight="bold" officeooo:rsid="0027e94b" style:font-style-asian="normal" style:font-weight-asian="bold" style:font-style-complex="normal" style:font-weight-complex="bold"/>
    </style:style>
    <style:style style:name="T7" style:family="text">
      <style:text-properties officeooo:rsid="001ed5cd"/>
    </style:style>
    <style:style style:name="T8" style:family="text">
      <style:text-properties officeooo:rsid="00207059"/>
    </style:style>
    <style:style style:name="T9" style:family="text">
      <style:text-properties officeooo:rsid="002122ec"/>
    </style:style>
    <style:style style:name="T10" style:family="text">
      <style:text-properties officeooo:rsid="00230811"/>
    </style:style>
    <style:style style:name="T11" style:family="text">
      <style:text-properties officeooo:rsid="0024a60c"/>
    </style:style>
    <style:style style:name="T12" style:family="text">
      <style:text-properties fo:font-style="italic" style:font-style-asian="italic" style:font-style-complex="italic"/>
    </style:style>
    <style:style style:name="T13" style:family="text">
      <style:text-properties officeooo:rsid="002626c5"/>
    </style:style>
    <style:style style:name="T14" style:family="text">
      <style:text-properties officeooo:rsid="0027e94b"/>
    </style:style>
    <style:style style:name="T15" style:family="text">
      <style:text-properties officeooo:rsid="00287c49"/>
    </style:style>
    <style:style style:name="T16" style:family="text">
      <style:text-properties officeooo:rsid="002891f4"/>
    </style:style>
    <style:style style:name="T17" style:family="text">
      <style:text-properties officeooo:rsid="0029f674"/>
    </style:style>
    <style:style style:name="T18" style:family="text">
      <style:text-properties officeooo:rsid="0029ffe1"/>
    </style:style>
    <style:style style:name="T19" style:family="text">
      <style:text-properties style:text-position="super 58%" officeooo:rsid="0029ffe1"/>
    </style:style>
    <style:style style:name="T20" style:family="text">
      <style:text-properties officeooo:rsid="002b9d2f"/>
    </style:style>
    <style:style style:name="T21" style:family="text">
      <style:text-properties officeooo:rsid="002c78bf"/>
    </style:style>
    <style:style style:name="T22" style:family="text">
      <style:text-properties officeooo:rsid="002e13da"/>
    </style:style>
    <style:style style:name="T23" style:family="text">
      <style:text-properties officeooo:rsid="002e4a3d"/>
    </style:style>
    <style:style style:name="T24" style:family="text">
      <style:text-properties officeooo:rsid="0031af3d"/>
    </style:style>
    <style:style style:name="T25" style:family="text">
      <style:text-properties officeooo:rsid="00330567"/>
    </style:style>
    <style:style style:name="T26" style:family="text">
      <style:text-properties officeooo:rsid="00345f4f"/>
    </style:style>
    <style:style style:name="T27" style:family="text">
      <style:text-properties officeooo:rsid="0034e914"/>
    </style:style>
    <style:style style:name="T28" style:family="text">
      <style:text-properties officeooo:rsid="0038f912"/>
    </style:style>
    <style:style style:name="T29" style:family="text">
      <style:text-properties officeooo:rsid="00392f0d"/>
    </style:style>
    <style:style style:name="T30" style:family="text">
      <style:text-properties officeooo:rsid="00398a0e"/>
    </style:style>
    <style:style style:name="T31" style:family="text">
      <style:text-properties officeooo:rsid="003e01ab"/>
    </style:style>
    <style:style style:name="T32" style:family="text">
      <style:text-properties officeooo:rsid="003f3489"/>
    </style:style>
    <style:style style:name="T33" style:family="text">
      <style:text-properties officeooo:rsid="004114d3"/>
    </style:style>
    <style:style style:name="T34" style:family="text">
      <style:text-properties officeooo:rsid="004187d0"/>
    </style:style>
    <style:style style:name="T35" style:family="text">
      <style:text-properties officeooo:rsid="00418cc8"/>
    </style:style>
    <style:style style:name="T36" style:family="text">
      <style:text-properties officeooo:rsid="004212ee"/>
    </style:style>
    <style:style style:name="T37" style:family="text">
      <style:text-properties officeooo:rsid="004616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RIPT</text:p>
      <text:p text:style-name="P1"/>
      <text:p text:style-name="P1">INTRODUCTION</text:p>
      <text:p text:style-name="P7">Wide shot of everyone</text:p>
      <text:p text:style-name="P7"/>
      <text:p text:style-name="P4">Bo: Hello! I’m Bo!</text:p>
      <text:p text:style-name="P4">Van: I’m Van.</text:p>
      <text:p text:style-name="P4">Daniel: I’m Daniel</text:p>
      <text:p text:style-name="P4">Russell: I’m Russell</text:p>
      <text:p text:style-name="P6">Hayden: I’m Hayden</text:p>
      <text:p text:style-name="P4">Bo: And we’re Block Market <text:span text:style-name="T16">where we</text:span> strive <text:span text:style-name="T29">for</text:span> Innovati<text:span text:style-name="T29">on</text:span>, Transparen<text:span text:style-name="T29">cy</text:span> and Excellen<text:span text:style-name="T29">ce</text:span>, with one goal in mind!</text:p>
      <text:p text:style-name="P4">Daniel: To deliver ‘Blockify’! The productivity app that has all your needs to <text:span text:style-name="T30">stay productive</text:span><text:span text:style-name="T21">!</text:span> </text:p>
      <text:p text:style-name="P4"/>
      <text:p text:style-name="P4"/>
      <text:p text:style-name="P1">IDENTIFICATION/NEED</text:p>
      <text:p text:style-name="P9">Shot of <text:span text:style-name="T11">Daniel</text:span></text:p>
      <text:p text:style-name="P5"><text:span text:style-name="T22">Daniel</text:span>: So why have we made ‘Blockify’ you may ask? Well, let’s talk about that. Right now, the productivity software market is worth <text:s/>$66.661 billion Australian dollars! And it’s expected to continue growing up <text:span text:style-name="T7">to</text:span> 14% per year, up to 2030!</text:p>
      <text:p text:style-name="P5"/>
      <text:p text:style-name="P8">Insert “That’s a lotta money! Meme</text:p>
      <text:p text:style-name="P8"/>
      <text:p text:style-name="P10">Shot of <text:span text:style-name="T22">Hayden</text:span></text:p>
      <text:p text:style-name="P18"><text:span text:style-name="T22">Hayden</text:span>: Here at Block Market, our research found one problem that existing companies seemed to have <text:span text:style-name="T28">overlooked in the market</text:span>. That problem, is <text:span text:style-name="T7">app </text:span>versatility. We live in an age of technology, where we can pick and choose a number of apps for any kind of purpose. Having app choice variety is welcomed and beneficial for all of us. But just ponder on how many you use <text:span text:style-name="T25">just </text:span>to <text:span text:style-name="T31">stay</text:span> productive. Note-taking, you probably have one for that. You have a calendar app <text:span text:style-name="T7">to set reminders</text:span>. <text:span text:style-name="T28">A</text:span> to-do list app. <text:span text:style-name="T28">An </text:span>app <text:span text:style-name="T7">to talk to your team. </text:span><text:span text:style-name="T28">And another to</text:span><text:span text:style-name="T7"> work on that </text:span><text:span text:style-name="T31">team </text:span><text:span text:style-name="T7">project. As you might be able to tell, th</text:span><text:span text:style-name="T28">at’s </text:span><text:span text:style-name="T7">lot of switching between apps just to be productive. That seems oddly unproductive to be doing all that. So why waste your time doing that, when Blockify has all the functions you need to stay productive in one simple </text:span><text:span text:style-name="T32">package</text:span><text:span text:style-name="T7">?</text:span></text:p>
      <text:p text:style-name="P4"/>
      <text:p text:style-name="P3">What is Blockify and how we differ from our competitors?</text:p>
      <text:p text:style-name="P11">Shot of Russell</text:p>
      <text:p text:style-name="P19"/>
      <text:p text:style-name="P19">Russell: Block Market plans to deliver Blockify as a solution to this <text:span text:style-name="T16">issue</text:span>. Note-taking? Time-management? Project <text:span text:style-name="T32">management</text:span>? Team communication? <text:span text:style-name="T16">All these feature will be in our app. Like a</text:span><text:span text:style-name="T9"> Swiss Army knife, take out </text:span><text:span text:style-name="T33">your tool</text:span><text:span text:style-name="T9"> tool </text:span><text:span text:style-name="T16">in a</text:span><text:span text:style-name="T9"> </text:span><text:span text:style-name="T10">heartbeat. </text:span><text:span text:style-name="T16">No more wasting time</text:span> downloading another new app <text:span text:style-name="T16">for one small feature</text:span>. <text:span text:style-name="T34">Asides from</text:span><text:span text:style-name="T16"> versatility</text:span>, we’ve designed <text:span text:style-name="T16">Blockify</text:span> to be simple, intuitive and easy to pick up. </text:p>
      <text:p text:style-name="P19"/>
      <text:p text:style-name="P12">Demo Reel/<text:span text:style-name="T10">Screenshots</text:span> (Van)</text:p>
      <text:p text:style-name="P20">Van: New users will find our <text:span text:style-name="T25">application</text:span> welcoming. <text:span text:style-name="T16">With a</text:span><text:span text:style-name="T25">ny</text:span><text:span text:style-name="T16"> new app, w</text:span>e know <text:span text:style-name="T16">signing up is the</text:span> hardest <text:span text:style-name="T8">step t</text:span><text:span text:style-name="T16">o take</text:span><text:span text:style-name="T8">. That’s why our sign-up process </text:span><text:span text:style-name="T26">is as</text:span><text:span text:style-name="T8"> simple as </text:span><text:span text:style-name="T26">it gets</text:span><text:span text:style-name="T8">. All you need is an email, </text:span><text:span text:style-name="T16">a</text:span><text:span text:style-name="T8"> password, and you’re in! </text:span><text:span text:style-name="T10">When you first sign in, you’ll notice our app design is minimal and almost familiar. We want to ensure that new users can </text:span><text:span text:style-name="T17">quickly</text:span><text:span text:style-name="T10"> navigate and familiarise with </text:span><text:span text:style-name="T17">our app</text:span><text:span text:style-name="T10">. </text:span><text:span text:style-name="T17">W</text:span><text:span text:style-name="T10">e’ve </text:span><text:span text:style-name="T17">stripped away the needless bells and whistles</text:span><text:span text:style-name="T10">, so you can work on being productive as soon as possible.</text:span></text:p>
      <text:p text:style-name="P20"/>
      <text:p text:style-name="P24">Target Audience</text:p>
      <text:p text:style-name="P21"><text:soft-page-break/>Daniel: So who is this app made for? <text:span text:style-name="T16">It’s f</text:span>or the people who want to stay on top of their work, but have trouble organising themselves. That’s right, I’m looking at you university students! You guys are probably spending too much <text:span text:style-name="T26">time “</text:span><text:span text:style-name="T35">studying” with 2 hours left from your deadlines!</text:span> <text:span text:style-name="T12"><text:s/></text:span></text:p>
      <text:p text:style-name="P13">Cut to Russell crying in a corner with loads of papers around him</text:p>
      <text:p text:style-name="P13"/>
      <text:p text:style-name="P21"><text:span text:style-name="T22">Russell</text:span>: I also bet that some of you <text:span text:style-name="T13">at work</text:span> have been procrastinating on that project the client been <text:span text:style-name="T13">complaining about for</text:span> a week <text:span text:style-name="T13">a</text:span>nd your boss is <text:span text:style-name="T13">pestering you for an update </text:span><text:span text:style-name="T18">for the 10</text:span><text:span text:style-name="T19">th</text:span><text:span text:style-name="T18"> time</text:span>!</text:p>
      <text:p text:style-name="P13">Cut to Bo crying in a corner in a suit with <text:span text:style-name="T13">laptops and phones ringing</text:span> around him <text:span text:style-name="T13">and </text:span><text:span text:style-name="T22">Hayden</text:span><text:span text:style-name="T13"> berating him</text:span></text:p>
      <text:p text:style-name="P13"/>
      <text:p text:style-name="P21"><text:span text:style-name="T14">Van</text:span>: But fret not because <text:span text:style-name="T13">whether you’re a uni student, office worker, or manager, </text:span>Blockify is the <text:span text:style-name="T36">solution</text:span> you all need to stay on top <text:span text:style-name="T26">of </text:span><text:span text:style-name="T36">your work</text:span>.</text:p>
      <text:p text:style-name="P14">Cut to side-by-side of Bo, <text:span text:style-name="T22">Hayden</text:span> and Russell <text:span text:style-name="T26">crying</text:span> <text:span text:style-name="T26">with </text:span>slight<text:span text:style-name="T26">y</text:span> less papers, phone and laptops giving a thumbs up</text:p>
      <text:p text:style-name="P14"/>
      <text:p text:style-name="P25">How we will succeed against our competitors?</text:p>
      <text:p text:style-name="P14"/>
      <text:p text:style-name="P17"><text:span text:style-name="T2">Bo: Now I’m sure you’re all wondering, how is Block Market, a small team, </text:span><text:span text:style-name="T5">planning</text:span><text:span text:style-name="T2"> to compete with our competitors who dominate the market? You know what they say, competition </text:span><text:span text:style-name="T3">is necessary to </text:span><text:span text:style-name="T2">drive innovation and progress. </text:span><text:span text:style-name="T5">Block Market is all about that</text:span><text:span text:style-name="T3">! </text:span><text:span text:style-name="T4">And it would be a shame if our competitors </text:span><text:span text:style-name="T3">we</text:span><text:span text:style-name="T5">re</text:span><text:span text:style-name="T3"> met with a</text:span><text:span text:style-name="T4"> series of… unfortunate circumstances… Many of which </text:span><text:span text:style-name="T3">may</text:span><text:span text:style-name="T4">… remove the</text:span><text:span text:style-name="T5">m</text:span><text:span text:style-name="T4">, </text:span><text:span text:style-name="T6">permanently.</text:span></text:p>
      <text:p text:style-name="P15">Zoom into Bo’s deadpan face, <text:span text:style-name="T27">then quick cut again to Bo</text:span></text:p>
      <text:p text:style-name="P15"/>
      <text:p text:style-name="P22"><text:s/><text:span text:style-name="T14">Bo: </text:span><text:span text:style-name="T26">O</text:span><text:span text:style-name="T20">ur competition</text:span> have overlooked the issue we’ve identified, so our success <text:span text:style-name="T14">simply lies</text:span> in avoiding direct competition with <text:span text:style-name="T20">them</text:span>. <text:span text:style-name="T14">We will continue to meet current and future niche requirements </text:span><text:span text:style-name="T20">for</text:span><text:span text:style-name="T14"> the market, whilst our competitors will continue doing what they have always done. Overlooking opportunities for innovation, and overlooking the competition that may lead to their eventual downfall…</text:span></text:p>
      <text:p text:style-name="P15">Slow fade to Block Market logo turning into Block Empire Logo</text:p>
      <text:p text:style-name="P23"/>
      <text:p text:style-name="P26">Conclusion</text:p>
      <text:p text:style-name="P23"><text:span text:style-name="T22">Daniel</text:span>: Thanks for tuning in with Block Market! We hope <text:span text:style-name="T24">to see you</text:span> next time where we showcase a demo of Blockify, <text:span text:style-name="T15">the potential users can </text:span><text:span text:style-name="T37">gain from it</text:span><text:span text:style-name="T15"> </text:span><text:span text:style-name="T24">and what we do with our competition!</text:span><text:span text:style-name="T15"> </text:span></text:p>
      <text:p text:style-name="P16">Background: Bo, <text:span text:style-name="T23">Hayden, Russell</text:span>, and Van have dragged someone with ‘MICROSOFT’ on their head onto the floor where they proceed to stomp on said individual. <text:span text:style-name="T23">Daniel</text:span> later joins in shortly. Fade to Credit.</text:p>
      <text:p text:style-name="P16"/>
      <text:p text:style-name="P2">Credit</text:p>
      <text:p text:style-name="P2"/>
      <text:p text:style-name="P2"><text:span text:style-name="Strong_20_Emphasis"><text:span text:style-name="T1">Music by Joystock - https://www.joystock.org</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9T12:24:08.301060703</meta:creation-date>
    <dc:date>2022-05-31T10:12:06.789613534</dc:date>
    <meta:editing-duration>PT2H23M51S</meta:editing-duration>
    <meta:editing-cycles>29</meta:editing-cycles>
    <meta:generator>LibreOffice/7.3.3.2$Linux_X86_64 LibreOffice_project/30$Build-2</meta:generator>
    <meta:document-statistic meta:table-count="0" meta:image-count="0" meta:object-count="0" meta:page-count="2" meta:paragraph-count="38" meta:word-count="840" meta:character-count="4840" meta:non-whitespace-character-count="4031"/>
  </office:meta>
</office:document-meta>
</file>